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13.282cm"/>
    </style:style>
    <style:style style:name="Table1.C" style:family="table-column">
      <style:table-column-properties style:column-width="2.4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3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9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0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ced7d5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9c4c1e" officeooo:paragraph-rsid="009c4c1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ced7d5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9937b1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752f12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0" style:family="paragraph" style:parent-style-name="Standard" style:master-page-name="">
      <style:paragraph-properties fo:text-align="justify" style:justify-single-word="false" fo:hyphenation-ladder-count="no-limit" style:page-number="auto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1" style:family="paragraph" style:parent-style-name="Table_20_Contents">
      <style:paragraph-properties fo:text-align="justify" style:justify-single-word="false" fo:hyphenation-ladder-count="no-limit"/>
      <style:text-properties style:font-name="Times New Roman" fo:font-size="12pt" fo:language="uk" fo:country="UA" style:font-size-asian="12pt" style:font-size-complex="12pt" fo:hyphenate="true" fo:hyphenation-remain-char-count="2" fo:hyphenation-push-char-count="2" loext:hyphenation-no-caps="false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fo:language="uk" fo:country="UA" style:font-size-asian="12pt" style:font-size-complex="12pt"/>
    </style:style>
    <style:style style:name="P23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language="uk" fo:country="UA" style:font-size-asian="12pt" style:font-size-complex="12pt" fo:hyphenate="true" fo:hyphenation-remain-char-count="2" fo:hyphenation-push-char-count="2" loext:hyphenation-no-caps="false"/>
    </style:style>
    <style:style style:name="P2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5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9c4c1e" officeooo:paragraph-rsid="009c4c1e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7" style:family="paragraph" style:parent-style-name="Standard" style:list-style-name="L2">
      <loext:graphic-properties draw:fill="none"/>
      <style:paragraph-properties fo:text-align="justify" style:justify-single-word="false" fo:hyphenation-ladder-count="no-limit" fo:background-color="transparent"/>
      <style:text-properties style:font-name="Times New Roman" fo:font-size="12pt" fo:language="uk" fo:country="UA" fo:font-weight="normal" officeooo:rsid="009c4c1e" officeooo:paragraph-rsid="00f3461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2">
      <loext:graphic-properties draw:fill="none"/>
      <style:paragraph-properties fo:text-align="justify" style:justify-single-word="false" fo:hyphenation-ladder-count="no-limit" fo:background-color="transparent"/>
      <style:text-properties style:font-name="Times New Roman" fo:font-size="12pt" fo:language="uk" fo:country="UA" fo:font-weight="normal" officeooo:rsid="009c4c1e" officeooo:paragraph-rsid="00f9a58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text-align="justify" style:justify-single-word="false" fo:hyphenation-ladder-count="no-limit" fo:background-color="transparent"/>
      <style:text-properties style:font-name="Times New Roman" fo:font-size="12pt" fo:language="uk" fo:country="UA" fo:font-weight="normal" officeooo:rsid="009c4c1e" officeooo:paragraph-rsid="00f3461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9c4c1e" officeooo:paragraph-rsid="00f34619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0.499cm" style:auto-text-indent="false" style:page-number="auto" fo:background-color="transparent"/>
      <style:text-properties style:font-name="Times New Roman" fo:font-size="12pt" fo:language="uk" fo:country="UA" fo:font-weight="normal" officeooo:rsid="009c4c1e" officeooo:paragraph-rsid="00f3461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915ce7" style:font-name-asian="Times New Roman1" style:font-weight-asian="bold" style:font-size-complex="14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2" style:family="text">
      <style:text-properties fo:background-color="#ffffff" loext:char-shading-value="0" style:font-name-asian="Calibri" style:font-name-complex="Times New Roman1"/>
    </style:style>
    <style:style style:name="T13" style:family="text">
      <style:text-properties officeooo:rsid="0074a7e7" fo:background-color="#ffffff" loext:char-shading-value="0" style:font-name-asian="Calibri" style:font-name-complex="Times New Roman1"/>
    </style:style>
    <style:style style:name="T14" style:family="text">
      <style:text-properties officeooo:rsid="00f9a58a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6cm" draw:visible-area-height="5.026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ІНІСТЕРСТВО ОСВІТИ І НАУКИ УКРАЇНИ</text:p>
      <text:p text:style-name="P1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8">Лабораторна робота №</text:span><text:span text:style-name="T9">4</text:span></text:p>
      <text:p text:style-name="P8"><text:span text:style-name="T8"><text:line-break/></text:span><text:span text:style-name="T1">з дисципліни «</text:span><text:span text:style-name="T2">Алгоритми та структури даних</text:span><text:span text:style-name="T7">»</text:span></text:p>
      <text:p text:style-name="P7"/>
      <text:p text:style-name="P24"><text:span text:style-name="T3">на тему: </text:span><text:span text:style-name="T4">«Робота з шаблонами(generic java)»</text:span></text:p>
      <text:p text:style-name="P9"/>
      <text:p text:style-name="P9"/>
      <text:p text:style-name="P9"/>
      <text:p text:style-name="P9"/>
      <text:p text:style-name="P9"/>
      <text:p text:style-name="P9"/>
      <text:p text:style-name="P4">Виконав:</text:p>
      <text:p text:style-name="P10">студент гр.ПЗ1911 </text:p>
      <text:p text:style-name="P10">Сафонов Д. Є.</text:p>
      <text:p text:style-name="P10">Прийняла: </text:p>
      <text:p text:style-name="P11">Куроп'ятник О. С.</text:p>
      <text:p text:style-name="P12"><text:tab/></text:p>
      <text:p text:style-name="P13"><text:span text:style-name="T5">Дніпро, 202</text:span><text:span text:style-name="T6">1</text:span></text:p>
      <text:p text:style-name="P20">Тема. <text:span text:style-name="T10">Робота з шаблонами(generic java).</text:span></text:p>
      <text:p text:style-name="P19"><text:span text:style-name="T13">М</text:span><text:span text:style-name="T12">ета. </text:span><text:span text:style-name="T11">Ознайомитися <text:s text:c="2"/>з <text:s text:c="2"/>поняттям <text:s text:c="2"/>узагальнення, <text:s text:c="2"/>варіантами <text:s text:c="2"/>його застосування. Отримати практичні навички роботи з колекціями як різновидом узагальнень.</text:span></text:p>
      <text:p text:style-name="P14"/>
      <text:p text:style-name="P18"><text:span text:style-name="T12">Завдання. </text:span><text:span text:style-name="T11">Виконайте <text:s/>моделювання ситуації,описаної в <text:s/>індивідуальному <text:s/>завданні,з використанням структур JavaCollectionFramework. Обґрунтуйте вибір структури даних, виконайте аналіз можливих альтернатив.</text:span></text:p>
      <text:p text:style-name="P15">Індивідуальне завдання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08689319152">
          <table:table-cell table:style-name="Table1.A1" office:value-type="string">
            <text:p text:style-name="P23">Варіант</text:p>
          </table:table-cell>
          <table:table-cell table:style-name="Table1.A1" office:value-type="string">
            <text:p text:style-name="P22">Ситуація</text:p>
          </table:table-cell>
          <table:table-cell table:style-name="Table1.C1" office:value-type="string">
            <text:p text:style-name="P22">Значення параметризованого типу</text:p>
          </table:table-cell>
        </table:table-row>
        <table:table-row table:style-name="TableLine93908689428064">
          <table:table-cell table:style-name="Table1.A2" office:value-type="string">
            <text:p text:style-name="P22">6</text:p>
          </table:table-cell>
          <table:table-cell table:style-name="Table1.A2" office:value-type="string">
            <text:p text:style-name="P21">Снігуронька <text:s/>записує <text:s/>бажання <text:s/>дітей, <text:s/>які шикуються у чергу. Бажання можуть бути таких видів: іграшки, гаджети, одяг, смаколики. Дід <text:s/>Мороз <text:s/>виконує <text:s/>бажання <text:s/>по <text:s/>одному <text:s/>у порядку <text:s/>надходження. <text:s/>Порахувати <text:s/>скільки бажань кожного виду вже виконав Дід.</text:p>
          </table:table-cell>
          <table:table-cell table:style-name="Table1.C2" office:value-type="string">
            <text:p text:style-name="P23">Бажання</text:p>
          </table:table-cell>
        </table:table-row>
      </table:table>
      <text:p text:style-name="P17"/>
      <text:p text:style-name="P16"><text:span text:style-name="T12">Текст програми. </text:span><text:span text:style-name="T11">github</text:span></text:p>
      <text:p text:style-name="P26"/>
      <text:p text:style-name="P30">Вибір та обґрунтування колекції.</text:p>
      <text:p text:style-name="P31">java.util.LinkedList&lt;E&gt; - реалізує інтерфейс java.util.Queue&lt;E&gt;, є двозв'язним списком, тож складність додавання та видалення елементів у обидва кінці є сталою, інші операції не потрібні, тож цей клас є найкращим <text:s/>вибором.</text:p>
      <text:p text:style-name="P31">Інші класи, які були розглянуті(які реалізують інтерфейс черги), але не підійшли:</text:p>
      <text:list xml:id="list3625924073" text:style-name="L2">
        <text:list-item>
          <text:p text:style-name="P27">класи із Array у назві - через те, що вони засновані на масиві, вони або мають обмежений розмір, або виділення пам’яті під нові елементи дорожче ніж у обраному класі.</text:p>
        </text:list-item>
        <text:list-item>
          <text:p text:style-name="P28">класи із Concurrent у назві та LinkedTransferQueue - нічим не краще ніж обраний клас у даній задачі, мають додатковий коштовний функціонал для взаємодії з багатьма потоками.</text:p>
        </text:list-item>
        <text:list-item>
          <text:p text:style-name="P27">класи із Blocking у назві та SynchronousQueue, DelayQueue - класи із специфічним функціоналом для асинхронних програм.</text:p>
        </text:list-item>
        <text:list-item>
          <text:p text:style-name="P27">PriorityQueue - черга із пріоритетом, додатковий непотрібний функ<text:span text:style-name="T14">ціонал.</text:span></text:p>
        </text:list-item>
      </text:list>
      <text:p text:style-name="P29"/>
      <text:p text:style-name="P30">Висновк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3-06T21:53:24.881300685</dc:date>
    <meta:editing-duration>PT9H53M18S</meta:editing-duration>
    <meta:editing-cycles>220</meta:editing-cycles>
    <meta:generator>LibreOffice/7.0.4.2$Linux_X86_64 LibreOffice_project/00$Build-2</meta:generator>
    <meta:document-statistic meta:table-count="1" meta:image-count="0" meta:object-count="1" meta:page-count="2" meta:paragraph-count="34" meta:word-count="260" meta:character-count="1985" meta:non-whitespace-character-count="1730"/>
  </office:meta>
</office:document-meta>
</file>